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df</mi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frac>
                  <mrow>
                    <mi mathvariant="italic">df</mi>
                    <mrow>
                      <mo fence="true" stretchy="fals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 mathvariant="italic">d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 mathvariant="italic">dg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row>
                  <mi mathvariant="italic">df</mi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i mathvariant="italic">d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∗</mo>
              <mfrac>
                <mrow>
                  <mi mathvariant="italic">d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i>f</mi>
            <mrow>
              <mrow>
                <mrow>
                  <mo fence="true" stretchy="false">(</mo>
                  <mrow>
                    <mrow>
                      <mi>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 mathvariant="italic">df</mi>
              </mrow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stretchy="false">(</mo>
                  <mrow>
                    <mrow>
                      <mi>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df( g(x) )
newline
newline
`= {{df( g(x) )} over { dg(x) }}*dg(x)
newline
newline
`= {{df( g(x) )} over { dg(x) }}*{{dg(x)} over dx}*dx
newline
newline
`= f'(g(x))*g'(x)*dx
newline
newline
f( g(x) ) + C = int df( g(x) )
newline
newline
drarrow f( g(x) ) + C = int f'(g(x))*g'(x)*dx
newline
newline
drarrow (f( g(x) ))' = f'(g(x))*g'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05:55.722045983</meta:creation-date>
    <meta:generator>LibreOffice/6.0.6.2$Linux_X86_64 LibreOffice_project/00$Build-2</meta:generator>
    <dc:date>2018-09-17T08:11:53.782364106</dc:date>
    <meta:editing-duration>PT1M43S</meta:editing-duration>
    <meta:editing-cycles>2</meta:editing-cycles>
  </office:meta>
</office:document-meta>
</file>